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ExpressionTests.friday13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ExpressionTests.month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onExpressionTests.quartzLastDayOfWeek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CronExpressionTests.incrementMinute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quartz2ndFridayOfTheMonthD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ronExpressionTests.quartzFirstWeekdayOfMonth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ExpressionTests.dayOfMonthListWithQuar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ronExpressionTests.quartzWeekdayNearestTo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ronExpressionTests.specificDayOfMonth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quartzLastFridayOfTheMonth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onExpressionTests.dailyTriggerInShor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var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onExpressionTests.quartzLastWeekdayOfMonth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ExpressionTests.quartzFifthWednesdayOfThe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ronExpressionTests.specific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incrementMonth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quartz5thFridayOfTheMonth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onExpressionTests.quartzWeekdayNearestT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ronExpressionTests.an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ExpressionTests.incremen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onExpressionTests.dayOfWeekListWithQuar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onExpressionTests.quartzLastDayOfMonth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onExpressionTests.dailyTriggerInLong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incremen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month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ExpressionTests.quartz2ndFridayOfThe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ronExpressionTests.incrementDayOfWeekB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ExpressionTests.quartzLastDayOfMonth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ExpressionTests.incrementSecond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incremen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quartzLastDayOfMonthOffsetEvery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ExpressionTests.isVali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onExpressionTests.matchSpecific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nExpressionTests.monthlyTriggerInLong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quartzLastWeekdayOf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CronExpressionTests.incrementHour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nExpressionTests.nonExistentSpecific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ExpressionTests.quartzLastDayOf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onExpressionTests.specificHour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monthlyTriggerInShor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incrementMinuteB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incrementSecondB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specificMinute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everyTen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ExpressionTests.week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ExpressionTests.da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ExpressionTests.incrementDayOf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matches( Temporal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ExpressionTests.leapYearSpecific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incrementDayOfMonthB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matchLas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midn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ExpressionTests.daylightSa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ronExpressionTests.dailyTriggerOnDaylightSaving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sundayToFri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onExpressionTests.incrementDayOfWeek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ExpressionTests.incrementDayOfMonthAndRollo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nExpressionTests.second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ExpressionTests.weekDay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onExpressionTests.fixed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ExpressionTests.ma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ExpressionTests.specificMinute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nExpressionTests.hou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ExpressionTests.y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ExpressionTests.quartzWeekdayNearestTo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